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style:style>
  </office:automatic-styles>
  <office:body>
    <office:text text:use-soft-page-breaks="true">
      <text:h text:style-name="P1" text:outline-level="1">Ámbitos del proyecto “League control”</text:h>
      <text:p text:style-name="Normal">La creación de este proyecto tiene la finalidad de facilitar a las organizaciones encargadas de administrar una liga de futbol, por lo que se busca tener una base de datos en la cual el propietario o presidente de dicha liga de futbol pueda registrar los datos y estadísticas de cada equipo y jugador. Dichas estadísticas son: goles, asistencias, tarjetas amarillas y tarjetas rojas</text:p>
      <text:p text:style-name="Normal">Otra característica de este software es que se busca que tanto el presidente de la liga como los capitanes tengan acceso a la información en cualquier momento, esto con el fin de poder saber la posición de algún equipo en la tabla o de algún jugador en la pelea por ser el máximo anotador. Es necesario destacar que dicha información solo podrá ser manipulada por el presidente de la liga o personas autorizadas, por lo que se implementara una interfaz de invitado para toda aquella persona que desee consultar los resultados (los invitados no podrán modificar ningún dato dentro de la tabl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text-align="center" fo:margin-top="0.1666in" fo:margin-bottom="0in" fo:line-height="200%"/>
      <style:text-properties style:font-name-asian="Times New Roman" style:font-name-complex="Times New Roman" fo:font-weight="bold" style:font-weight-asian="bold" fo:font-size="18pt" style:font-size-asian="18pt" style:font-size-complex="16pt" fo:hyphenate="false"/>
    </style:style>
    <style:style style:name="Normal" style:display-name="Normal" style:family="paragraph">
      <style:paragraph-properties fo:text-align="justify" fo:line-height="150%"/>
      <style:text-properties style:font-name="Arial" fo:font-size="12pt" style:font-size-asian="12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rial" style:font-name-asian="Times New Roman" style:font-name-complex="Times New Roman" fo:font-weight="bold" style:font-weight-asian="bold" fo:font-size="18pt" style:font-size-asian="18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Bustamante</meta:initial-creator>
    <dc:creator>Ivan Bustamante</dc:creator>
    <meta:creation-date>2021-10-21T01:15:00Z</meta:creation-date>
    <dc:date>2021-10-21T01:30:00Z</dc:date>
    <meta:template xlink:href="Normal" xlink:type="simple"/>
    <meta:editing-cycles>1</meta:editing-cycles>
    <meta:editing-duration>PT900S</meta:editing-duration>
    <meta:document-statistic meta:page-count="1" meta:paragraph-count="2" meta:word-count="156" meta:character-count="1013" meta:row-count="7" meta:non-whitespace-character-count="859"/>
  </office:meta>
</office:document-meta>
</file>